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normal" officeooo:rsid="0004037c" officeooo:paragraph-rsid="0004037c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5be97" officeooo:paragraph-rsid="0005be97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5be97" officeooo:paragraph-rsid="0007896e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7896e" officeooo:paragraph-rsid="0007896e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7896e" officeooo:paragraph-rsid="00136f7f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c443c" officeooo:paragraph-rsid="000c443c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4037c" officeooo:paragraph-rsid="0004037c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4454a" officeooo:paragraph-rsid="0014454a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57659" officeooo:paragraph-rsid="00157659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57aab" officeooo:paragraph-rsid="00157aab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625e0" officeooo:paragraph-rsid="001625e0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6bf74" officeooo:paragraph-rsid="0016bf74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7f7ba" officeooo:paragraph-rsid="0017f7ba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19bf31" officeooo:paragraph-rsid="0019bf31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19bf31" officeooo:paragraph-rsid="001a4c82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1e053b" officeooo:paragraph-rsid="001f8fdf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211140" officeooo:paragraph-rsid="00211140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211140" officeooo:paragraph-rsid="002448de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298994" officeooo:paragraph-rsid="00298994" style:font-weight-asian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weight="bold" officeooo:rsid="0002ce75" officeooo:paragraph-rsid="0002ce75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weight="bold" officeooo:rsid="0002ce75" officeooo:paragraph-rsid="0002ce75" style:font-weight-asian="bold" style:font-weight-complex="bold"/>
    </style:style>
    <style:style style:name="T1" style:family="text">
      <style:text-properties officeooo:rsid="0005f2c3"/>
    </style:style>
    <style:style style:name="T2" style:family="text">
      <style:text-properties officeooo:rsid="0007896e"/>
    </style:style>
    <style:style style:name="T3" style:family="text">
      <style:text-properties officeooo:rsid="000a757d"/>
    </style:style>
    <style:style style:name="T4" style:family="text">
      <style:text-properties officeooo:rsid="000d0f00"/>
    </style:style>
    <style:style style:name="T5" style:family="text">
      <style:text-properties officeooo:rsid="00129b5f"/>
    </style:style>
    <style:style style:name="T6" style:family="text">
      <style:text-properties officeooo:rsid="00136f7f"/>
    </style:style>
    <style:style style:name="T7" style:family="text">
      <style:text-properties officeooo:rsid="00157659"/>
    </style:style>
    <style:style style:name="T8" style:family="text">
      <style:text-properties officeooo:rsid="0016bf74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e4c1b" style:font-weight-asian="bold" style:font-weight-complex="bold"/>
    </style:style>
    <style:style style:name="T11" style:family="text">
      <style:text-properties officeooo:rsid="001a4c82"/>
    </style:style>
    <style:style style:name="T12" style:family="text">
      <style:text-properties officeooo:rsid="001aa459"/>
    </style:style>
    <style:style style:name="T13" style:family="text">
      <style:text-properties officeooo:rsid="001b1dfc"/>
    </style:style>
    <style:style style:name="T14" style:family="text">
      <style:text-properties officeooo:rsid="001e4c1b"/>
    </style:style>
    <style:style style:name="T15" style:family="text">
      <style:text-properties officeooo:rsid="001f8fdf"/>
    </style:style>
    <style:style style:name="T16" style:family="text">
      <style:text-properties officeooo:rsid="002448de"/>
    </style:style>
    <style:style style:name="T17" style:family="text">
      <style:text-properties officeooo:rsid="0025a4f1"/>
    </style:style>
    <style:style style:name="T18" style:family="text">
      <style:text-properties officeooo:rsid="0025f081"/>
    </style:style>
    <style:style style:name="T19" style:family="text">
      <style:text-properties officeooo:rsid="0026fcd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Install Jdeveloper</text:p>
      <text:p text:style-name="P6">Step 1 : Open New Terminal And Export The JDK Path</text:p>
      <text:p text:style-name="P6"><text:tab/>export JAVA_HOME='/home/{your_user_name_folder}/Oracle/Middleware/jdk1.6.0_24'</text:p>
      <text:p text:style-name="P21"/>
      <text:p text:style-name="P1">Step <text:span text:style-name="T3">2</text:span> : <text:span text:style-name="T4">Now go</text:span> to Software<text:span text:style-name="T5">s</text:span> folder <text:span text:style-name="T5">where all setups are located</text:span> <text:span text:style-name="T5">through Terminal (eg :- cd /home/ray/soaSoftwares)</text:span></text:p>
      <text:p text:style-name="P1"/>
      <text:p text:style-name="P2">Step <text:span text:style-name="T3">3</text:span> : <text:span text:style-name="T1">Give Execution Permission To Jdeveloper file</text:span></text:p>
      <text:p text:style-name="P3"><text:tab/><text:span text:style-name="T2">sudo chmod 777 jdevstudio11114install.bin</text:span></text:p>
      <text:p text:style-name="P3"/>
      <text:p text:style-name="P4">Step <text:span text:style-name="T3">4</text:span> : <text:span text:style-name="T6">Now Execute Jdeveloper file</text:span></text:p>
      <text:p text:style-name="P5"><text:tab/><text:span text:style-name="T6">sudo ./</text:span>jdevstudio11114install.bin</text:p>
      <text:p text:style-name="P5"/>
      <text:p text:style-name="P8">Step 5 : <text:span text:style-name="T7">Welcome Page Will Open Click Next</text:span></text:p>
      <text:p text:style-name="P8"/>
      <text:p text:style-name="P9">Step 6 : Select Create a new middleware home option and click NEXT</text:p>
      <text:p text:style-name="P9"/>
      <text:p text:style-name="P10">Step 7 : Select Complete and click Next</text:p>
      <text:p text:style-name="P10"/>
      <text:p text:style-name="P11">Step 8 : Click Next</text:p>
      <text:p text:style-name="P11"/>
      <text:p text:style-name="P11">Step 9 : <text:span text:style-name="T8">Click Next</text:span></text:p>
      <text:p text:style-name="P11"/>
      <text:p text:style-name="P12">Step 10 : Choose Shortcut location : “All Users” And Click Next</text:p>
      <text:p text:style-name="P12"/>
      <text:p text:style-name="P13">Step 11 : Click Next</text:p>
      <text:p text:style-name="P13"/>
      <text:p text:style-name="P13">Step 12 : When Installation complete then <text:span text:style-name="T9">un-check the Run Quickstart option</text:span> and then click Done</text:p>
      <text:p text:style-name="P13"/>
      <text:p text:style-name="P14">Step 13 : Now Start Jdeveloper Studio</text:p>
      <text:p text:style-name="P14"><text:tab/>-&gt; move to Jdeveloper Installation path by</text:p>
      <text:p text:style-name="P15"><text:tab/><text:tab/><text:span text:style-name="T11">cd </text:span>/home/{your_user_name_folder}/Oracle/Middleware/<text:span text:style-name="T11">Jdev11gR1PS4/jdeveloper/jdev/bin</text:span></text:p>
      <text:p text:style-name="P15"/>
      <text:p text:style-name="P15"><text:tab/>-<text:span text:style-name="T12">&gt;now run jdev file by</text:span></text:p>
      <text:p text:style-name="P15"><text:tab/><text:tab/>./<text:span text:style-name="T13">jdev</text:span></text:p>
      <text:p text:style-name="P15"/>
      <text:p text:style-name="P16">Step 14 : <text:span text:style-name="T14">As the jdeveloper will start it will prompt a dialog box Select </text:span><text:span text:style-name="T10">Default Role </text:span><text:span text:style-name="T14">and </text:span><text:span text:style-name="T10">Un-check Always Prompt for role selection on startup </text:span><text:span text:style-name="T14">and click </text:span><text:span text:style-name="T10">OK</text:span></text:p>
      <text:p text:style-name="P16"/>
      <text:p text:style-name="P16"><text:span text:style-name="T15"><text:s/>Step 15 : Click No</text:span></text:p>
      <text:p text:style-name="P16"/>
      <text:p text:style-name="P17">Step 16 : Now Last Step To update SOA Extention by Jdeveloper so </text:p>
      <text:p text:style-name="P17"><text:tab/><text:span text:style-name="T17">1. </text:span>Go To Help</text:p>
      <text:p text:style-name="P17"><text:tab/><text:span text:style-name="T17">2. </text:span>Select Check For Updates</text:p>
      <text:p text:style-name="P17"><text:tab/><text:span text:style-name="T17">3. </text:span>Click Next</text:p>
      <text:p text:style-name="P18"><text:tab/><text:span text:style-name="T17">4. </text:span>Select <text:span text:style-name="T9">Oracle Fusion Middleware Products</text:span> and <text:span text:style-name="T9">Official Oracle Extensions and Updates</text:span> </text:p>
      <text:p text:style-name="P18"><text:tab/><text:span text:style-name="T17">5. Click Next</text:span></text:p>
      <text:p text:style-name="P18"><text:tab/><text:span text:style-name="T17">6. In the Updates list scroll down to SOA Composite Editor or type SOA in the Available <text:tab/>Updates search box and check the check box for the SOA Composite Editor .</text:span></text:p>
      <text:p text:style-name="P18"><text:soft-page-break/><text:span text:style-name="T16"><text:tab/>(Note: the version number of the latest Oracle SOA Composite Editor might be different</text:span></text:p>
      <text:p text:style-name="P18"><text:span text:style-name="T16"><text:tab/>than the one in the screenshot below</text:span>.<text:span text:style-name="T18">)</text:span></text:p>
      <text:p text:style-name="P18"><text:span text:style-name="T19"><text:tab/>7. Now Click Next And Finish</text:span></text:p>
      <text:p text:style-name="P18"/>
      <text:p text:style-name="P19">Last Step : <text:s/>Now As update is done restart system. And its done :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9T15:05:18.956479041</meta:creation-date>
    <dc:date>2016-07-19T18:40:05.923702068</dc:date>
    <meta:editing-duration>PT24M22S</meta:editing-duration>
    <meta:editing-cycles>39</meta:editing-cycles>
    <meta:generator>LibreOffice/4.2.7.2$Linux_X86_64 LibreOffice_project/420m0$Build-2</meta:generator>
    <meta:document-statistic meta:table-count="0" meta:image-count="0" meta:object-count="0" meta:page-count="2" meta:paragraph-count="34" meta:word-count="297" meta:character-count="1772" meta:non-whitespace-character-count="1483"/>
  </office:meta>
</office:document-meta>
</file>